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1cm" fo:min-width="0cm"/>
    </style:style>
    <style:style style:name="gr7" style:family="graphic" style:parent-style-name="objectwithoutfill">
      <style:graphic-properties svg:stroke-width="0.102cm" svg:stroke-color="#ff6666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P3" style:family="paragraph">
      <style:paragraph-properties fo:text-align="center"/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54cm" svg:y1="3.556cm" svg:x2="2.54cm" svg:y2="8.636cm">
          <text:p/>
        </draw:line>
        <draw:line draw:style-name="gr1" draw:text-style-name="P1" draw:layer="layout" svg:x1="2.54cm" svg:y1="3.556cm" svg:x2="7.112cm" svg:y2="4.826cm">
          <text:p/>
        </draw:line>
        <draw:line draw:style-name="gr1" draw:text-style-name="P1" draw:layer="layout" svg:x1="2.54cm" svg:y1="8.636cm" svg:x2="7.112cm" svg:y2="9.906cm">
          <text:p/>
        </draw:line>
        <draw:line draw:style-name="gr1" draw:text-style-name="P1" draw:layer="layout" svg:x1="7.112cm" svg:y1="4.826cm" svg:x2="7.112cm" svg:y2="9.906cm">
          <text:p/>
        </draw:line>
        <draw:line draw:style-name="gr2" draw:text-style-name="P1" draw:layer="layout" svg:x1="1.27cm" svg:y1="6.35cm" svg:x2="3.302cm" svg:y2="5.08cm">
          <text:p/>
        </draw:line>
        <draw:line draw:style-name="gr2" draw:text-style-name="P1" draw:layer="layout" svg:x1="4.572cm" svg:y1="4.164cm" svg:x2="7.874cm" svg:y2="2.386cm">
          <text:p/>
        </draw:line>
        <draw:line draw:style-name="gr2" draw:text-style-name="P1" draw:layer="layout" svg:x1="1.27cm" svg:y1="6.35cm" svg:x2="5.588cm" svg:y2="7.62cm">
          <text:p/>
        </draw:line>
        <draw:line draw:style-name="gr2" draw:text-style-name="P1" draw:layer="layout" svg:x1="7.14cm" svg:y1="7.934cm" svg:x2="11.458cm" svg:y2="9.204cm">
          <text:p/>
        </draw:line>
        <draw:line draw:style-name="gr2" draw:text-style-name="P1" draw:layer="layout" svg:x1="7.874cm" svg:y1="2.386cm" svg:x2="11.458cm" svg:y2="9.204cm">
          <text:p/>
        </draw:line>
        <draw:frame draw:style-name="gr3" draw:layer="layout" svg:width="0.853cm" svg:height="0.962cm" svg:x="0.662cm" svg:y="5.842cm">
          <draw:text-box>
            <text:p>a</text:p>
          </draw:text-box>
        </draw:frame>
        <draw:frame draw:style-name="gr4" draw:layer="layout" svg:width="0.001cm" svg:height="0.962cm" svg:x="7.766cm" svg:y="1.678cm">
          <draw:text-box>
            <text:p>b</text:p>
          </draw:text-box>
        </draw:frame>
        <draw:frame draw:style-name="gr3" draw:layer="layout" svg:width="0.82cm" svg:height="0.962cm" svg:x="11.458cm" svg:y="9.004cm">
          <draw:text-box>
            <text:p>c</text:p>
          </draw:text-box>
        </draw:frame>
        <draw:frame draw:style-name="gr3" draw:layer="layout" svg:width="1.205cm" svg:height="0.962cm" svg:x="3.248cm" svg:y="4.372cm">
          <draw:text-box>
            <text:p>ab</text:p>
          </draw:text-box>
        </draw:frame>
        <draw:frame draw:style-name="gr3" draw:layer="layout" svg:width="1.171cm" svg:height="0.962cm" svg:x="5.842cm" svg:y="7.62cm">
          <draw:text-box>
            <text:p>ac</text:p>
          </draw:text-box>
        </draw:frame>
        <draw:frame draw:style-name="gr3" draw:text-style-name="P2" draw:layer="layout" svg:width="2.437cm" svg:height="1.673cm" svg:x="6.199cm" svg:y="10.011cm">
          <draw:text-box>
            <text:p><text:span text:style-name="T1">near_z</text:span></text:p>
            <text:p><text:span text:style-name="T1">plane</text:span></text:p>
          </draw:text-box>
        </draw:frame>
        <draw:frame draw:style-name="gr3" draw:text-style-name="P2" draw:layer="layout" svg:width="28.366cm" svg:height="7.361cm" svg:x="0.762cm" svg:y="12.959cm">
          <draw:text-box>
            <text:p><text:span text:style-name="T1">After sorting the coordinates wrt z values in ascending order, a.z &lt;= b.z &lt;= c.z, 4 cases arise</text:span></text:p>
            <text:p><text:span text:style-name="T1">1. c.z &lt; near_z, whole triangle is outside so no need to draw it</text:span></text:p>
            <text:p><text:span text:style-name="T1">2. a.z &gt;= near_z, whole triangle is inside so no need to clip, it will be drawn or before drawing</text:span></text:p>
            <text:p><text:span text:style-name="T1"><text:tab/></text:span><text:span text:style-name="T1">will undergo further clipping actions against other planes</text:span></text:p>
            <text:p><text:span text:style-name="T1">3. only a is outside, i.e. a.z &lt; near_z</text:span></text:p>
            <text:p><text:span text:style-name="T1"><text:tab/></text:span><text:span text:style-name="T1">In this case we obtain a quadrilateral as shown in figure (1)</text:span></text:p>
            <text:p><text:span text:style-name="T1"><text:tab/></text:span><text:span text:style-name="T1">We obtain the points ab and ac using line plane intersection formula, then triangles</text:span></text:p>
            <text:p><text:span text:style-name="T1"><text:tab/></text:span><text:span text:style-name="T1">(ab, b, c) and (ab, ac, c) <text:s/>are passed pushed into our drawing list(you might as well </text:span></text:p>
            <text:p><text:span text:style-name="T1"><text:tab/></text:span><text:span text:style-name="T1">draw (ab, c, ac) and (ab, b, c)). </text:span></text:p>
            <text:p><text:span text:style-name="T1">4. the final case is when only c is inside as shown in figure(2), similar approach is used as in case 3</text:span></text:p>
          </draw:text-box>
        </draw:frame>
        <draw:line draw:style-name="gr1" draw:text-style-name="P1" draw:layer="layout" svg:x1="15.54cm" svg:y1="3.556cm" svg:x2="15.54cm" svg:y2="8.636cm">
          <text:p/>
        </draw:line>
        <draw:line draw:style-name="gr1" draw:text-style-name="P1" draw:layer="layout" svg:x1="15.54cm" svg:y1="3.556cm" svg:x2="20.112cm" svg:y2="4.826cm">
          <text:p/>
        </draw:line>
        <draw:line draw:style-name="gr1" draw:text-style-name="P1" draw:layer="layout" svg:x1="15.54cm" svg:y1="8.636cm" svg:x2="20.112cm" svg:y2="9.906cm">
          <text:p/>
        </draw:line>
        <draw:line draw:style-name="gr1" draw:text-style-name="P1" draw:layer="layout" svg:x1="20.112cm" svg:y1="4.826cm" svg:x2="20.112cm" svg:y2="9.906cm">
          <text:p/>
        </draw:line>
        <draw:line draw:style-name="gr5" draw:text-style-name="P1" draw:layer="layout" svg:x1="14.704cm" svg:y1="4.318cm" svg:x2="16.002cm" svg:y2="7.874cm">
          <text:p/>
        </draw:line>
        <draw:frame draw:style-name="gr3" draw:layer="layout" svg:width="0.82cm" svg:height="0.962cm" svg:x="22.858cm" svg:y="3.904cm">
          <draw:text-box>
            <text:p>c</text:p>
          </draw:text-box>
        </draw:frame>
        <draw:frame draw:style-name="gr3" draw:layer="layout" svg:width="1.171cm" svg:height="0.962cm" svg:x="16.248cm" svg:y="4.372cm">
          <draw:text-box>
            <text:p>bc</text:p>
          </draw:text-box>
        </draw:frame>
        <draw:frame draw:style-name="gr6" draw:layer="layout" svg:width="1.778cm" svg:height="3.451cm" svg:x="18.034cm" svg:y="5.842cm">
          <draw:text-box>
            <text:p>ac</text:p>
          </draw:text-box>
        </draw:frame>
        <draw:line draw:style-name="gr7" draw:text-style-name="P3" draw:layer="layout" svg:x1="14.704cm" svg:y1="4.318cm" svg:x2="17.453cm" svg:y2="4.372cm">
          <text:p/>
        </draw:line>
        <draw:line draw:style-name="gr7" draw:text-style-name="P3" draw:layer="layout" svg:x1="16.002cm" svg:y1="7.874cm" svg:x2="19.304cm" svg:y2="6.604cm">
          <text:p/>
        </draw:line>
        <draw:line draw:style-name="gr7" draw:text-style-name="P3" draw:layer="layout" svg:x1="18.288cm" svg:y1="4.318cm" svg:x2="22.86cm" svg:y2="4.572cm">
          <text:p/>
        </draw:line>
        <draw:line draw:style-name="gr7" draw:text-style-name="P3" draw:layer="layout" svg:x1="20.112cm" svg:y1="6.096cm" svg:x2="22.86cm" svg:y2="4.572cm">
          <text:p/>
        </draw:line>
        <draw:frame draw:style-name="gr3" draw:text-style-name="P2" draw:layer="layout" svg:width="0.853cm" svg:height="0.962cm" svg:x="13.924cm" svg:y="3.764cm">
          <draw:text-box>
            <text:p><text:span text:style-name="T1">b</text:span></text:p>
          </draw:text-box>
        </draw:frame>
        <draw:frame draw:style-name="gr3" draw:text-style-name="P2" draw:layer="layout" svg:width="0.853cm" svg:height="0.962cm" svg:x="16.256cm" svg:y="7.874cm">
          <draw:text-box>
            <text:p><text:span text:style-name="T1">a</text:span></text:p>
          </draw:text-box>
        </draw:frame>
        <draw:frame draw:style-name="gr3" draw:text-style-name="P2" draw:layer="layout" svg:width="1.946cm" svg:height="0.962cm" svg:x="2.286cm" svg:y="10.414cm">
          <draw:text-box>
            <text:p><text:span text:style-name="T1">fig(1)</text:span></text:p>
          </draw:text-box>
        </draw:frame>
        <draw:frame draw:style-name="gr3" draw:text-style-name="P2" draw:layer="layout" svg:width="1.946cm" svg:height="0.962cm" svg:x="16.764cm" svg:y="10.16cm">
          <draw:text-box>
            <text:p><text:span text:style-name="T1">fig(2)</text:span></text:p>
          </draw:text-box>
        </draw:frame>
        <draw:frame draw:style-name="gr3" draw:text-style-name="P2" draw:layer="layout" svg:width="2.437cm" svg:height="0.962cm" svg:x="20.574cm" svg:y="10.16cm">
          <draw:text-box>
            <text:p><text:span text:style-name="T1">near_z</text:span></text:p>
          </draw:text-box>
        </draw:frame>
        <draw:line draw:style-name="gr1" draw:text-style-name="P3" draw:layer="layout" svg:x1="2.286cm" svg:y1="8.636cm" svg:x2="0.508cm" svg:y2="9.906cm">
          <text:p/>
        </draw:line>
        <draw:line draw:style-name="gr1" draw:text-style-name="P3" draw:layer="layout" svg:x1="0.508cm" svg:y1="9.398cm" svg:x2="0.508cm" svg:y2="9.906cm">
          <text:p/>
        </draw:line>
        <draw:line draw:style-name="gr1" draw:text-style-name="P3" draw:layer="layout" svg:x1="0.508cm" svg:y1="9.906cm" svg:x2="1.016cm" svg:y2="9.906cm">
          <text:p/>
        </draw:line>
        <draw:frame draw:style-name="gr3" draw:text-style-name="P2" draw:layer="layout" svg:width="1.031cm" svg:height="0.962cm" svg:x="0.254cm" svg:y="8.39cm">
          <draw:text-box>
            <text:p><text:span text:style-name="T1">-z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00:52:13.661848157</meta:creation-date>
    <dc:date>2015-02-11T01:12:59.287412833</dc:date>
    <meta:editing-duration>PT1M38S</meta:editing-duration>
    <meta:editing-cycles>3</meta:editing-cycles>
    <meta:generator>LibreOffice/4.2.7.2$Linux_X86_64 LibreOffice_project/420m0$Build-2</meta:generator>
    <meta:document-statistic meta:object-count="60"/>
  </office:meta>
</office:document-meta>
</file>